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77b" officeooo:paragraph-rsid="001a077b"/>
    </style:style>
    <style:style style:name="P2" style:family="paragraph" style:parent-style-name="Standard">
      <style:text-properties fo:color="#00a933" officeooo:rsid="001a077b" officeooo:paragraph-rsid="001a077b"/>
    </style:style>
    <style:style style:name="P3" style:family="paragraph" style:parent-style-name="Standard">
      <style:text-properties fo:color="#00a933" officeooo:rsid="001a6dbf" officeooo:paragraph-rsid="001a6dbf"/>
    </style:style>
    <style:style style:name="P4" style:family="paragraph" style:parent-style-name="Standard">
      <style:text-properties fo:color="#000000" officeooo:rsid="001a6dbf" officeooo:paragraph-rsid="001a6dbf"/>
    </style:style>
    <style:style style:name="P5" style:family="paragraph" style:parent-style-name="Standard">
      <style:text-properties fo:color="#000000" officeooo:rsid="001aa874" officeooo:paragraph-rsid="001aa874"/>
    </style:style>
    <style:style style:name="P6" style:family="paragraph" style:parent-style-name="Standard">
      <style:text-properties fo:color="#000000" officeooo:rsid="001aa874" officeooo:paragraph-rsid="001c2ecc"/>
    </style:style>
    <style:style style:name="P7" style:family="paragraph" style:parent-style-name="Standard">
      <style:text-properties fo:color="#000000" fo:font-weight="bold" officeooo:rsid="001a6dbf" officeooo:paragraph-rsid="001a6dbf" style:font-weight-asian="bold" style:font-weight-complex="bold"/>
    </style:style>
    <style:style style:name="P8" style:family="paragraph" style:parent-style-name="Standard">
      <style:text-properties fo:color="#000000" fo:font-weight="bold" officeooo:rsid="001a077b" officeooo:paragraph-rsid="001a077b" style:font-weight-asian="bold" style:font-weight-complex="bold"/>
    </style:style>
    <style:style style:name="T1" style:family="text">
      <style:text-properties officeooo:rsid="001a077b"/>
    </style:style>
    <style:style style:name="T2" style:family="text">
      <style:text-properties fo:color="#00a933"/>
    </style:style>
    <style:style style:name="T3" style:family="text">
      <style:text-properties fo:color="#00a933" fo:font-style="italic" style:font-style-asian="italic" style:font-style-complex="italic"/>
    </style:style>
    <style:style style:name="T4" style:family="text">
      <style:text-properties fo:color="#00a933" fo:font-style="italic" officeooo:rsid="001c2ecc" style:font-style-asian="italic" style:font-style-complex="italic"/>
    </style:style>
    <style:style style:name="T5" style:family="text">
      <style:text-properties fo:color="#00a933" fo:font-style="normal" style:font-style-asian="normal" style:font-style-complex="normal"/>
    </style:style>
    <style:style style:name="T6" style:family="text">
      <style:text-properties fo:color="#00a933" fo:font-style="normal" officeooo:rsid="001c2ecc" style:font-style-asian="normal" style:font-style-complex="normal"/>
    </style:style>
    <style:style style:name="T7" style:family="text">
      <style:text-properties fo:color="#ff0000"/>
    </style:style>
    <style:style style:name="T8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c2ec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c2ecc" style:font-style-asian="normal" style:font-style-complex="normal"/>
    </style:style>
    <style:style style:name="T15" style:family="text">
      <style:text-properties officeooo:rsid="001c2ecc"/>
    </style:style>
    <style:style style:name="T16" style:family="text">
      <style:text-properties fo:color="#2a6099"/>
    </style:style>
    <style:style style:name="T17" style:family="text">
      <style:text-properties fo:color="#ff4000"/>
    </style:style>
    <style:style style:name="T18" style:family="text">
      <style:text-properties fo:color="#ff4000" fo:font-style="normal" officeooo:rsid="001c2ecc" style:font-style-asian="normal" style:font-style-complex="normal"/>
    </style:style>
    <style:style style:name="T19" style:family="text">
      <style:text-properties fo:color="#ff4000" fo:font-style="normal" fo:font-weight="bold" officeooo:rsid="001c2ecc" style:font-style-asian="normal" style:font-weight-asian="bold" style:font-style-complex="normal" style:font-weight-complex="bold"/>
    </style:style>
    <style:style style:name="T20" style:family="text">
      <style:text-properties fo:color="#ff4000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DB</text:p>
      <text:p text:style-name="P1"/>
      <text:p text:style-name="P1">O MongoDB é um banco de dados não relacional orientado a documentos. Ele</text:p>
      <text:p text:style-name="P1">pertence ao novo paradigma de bancos de dados NoSQL (Not Only SQL), onde a</text:p>
      <text:p text:style-name="P1">principal característica é ser livre das estruturas tradicionais (tabelas, restrições)</text:p>
      <text:p text:style-name="P1">impostas pelo modelo relacional.</text:p>
      <text:p text:style-name="P1"/>
      <text:p text:style-name="P1">Como exposto anteriormente, o MongoDB é orientado a documentos, isso</text:p>
      <text:p text:style-name="P1">significa que ao invés de armazenar informações na forma de linhas e colunas</text:p>
      <text:p text:style-name="P1">(tabelas) o armazenamento é realizado em forma de documentos, onde as</text:p>
      <text:p text:style-name="P1">definições (atributos) e seus valores estão autocontidos em um único local.</text:p>
      <text:p text:style-name="P1"/>
      <text:p text:style-name="P8">Instalação em um RedHat Linux:</text:p>
      <text:p text:style-name="P2">sudo yum install -y mongodb-org</text:p>
      <text:p text:style-name="P2"/>
      <text:p text:style-name="P8">A configuração do MongoDB é realizada por meio do arquivo de configuração</text:p>
      <text:p text:style-name="P2">/etc/mongod.conf</text:p>
      <text:p text:style-name="P2"/>
      <text:p text:style-name="P7">para acessar o caminho use:</text:p>
      <text:p text:style-name="P3">nano <text:span text:style-name="T1">/etc/mongod.conf </text:span>ou vi <text:span text:style-name="T1">/etc/mongod.conf</text:span></text:p>
      <text:p text:style-name="P3"/>
      <text:p text:style-name="P7">Algumas Configurações Do <text:span text:style-name="T7">Systemlog</text:span>.</text:p>
      <text:p text:style-name="P4"/>
      <text:p text:style-name="P4"><text:span text:style-name="T8">Verbosity</text:span>: default 0, nivel de debug que deve ser registrado no log. quando maior mais debug será registrado.</text:p>
      <text:p text:style-name="P4"/>
      <text:p text:style-name="P4"><text:span text:style-name="T8">Quiet</text:span>: Default false. Não registra debug, não é recomendad<text:span text:style-name="T15">o</text:span> para sistemas em produção, pois é mais dificil achar uma solução para o problema.</text:p>
      <text:p text:style-name="P4"/>
      <text:p text:style-name="P4"><text:span text:style-name="T8">path</text:span>: é onde estão os arquivos no disco.</text:p>
      <text:p text:style-name="P4"/>
      <text:p text:style-name="P4"><text:span text:style-name="T8">LogAppend</text:span>: Default false <text:span text:style-name="T16">configurado para true</text:span>, a cada inicialização do MongoDB é gerado um arquivo novo de log se configurado falsae os log seram adicionados no fim do arquivo existente.</text:p>
      <text:p text:style-name="P4"/>
      <text:p text:style-name="P4"><text:span text:style-name="T8">LogRotate</text:span> Default rename: se configurado para rename , a cada inicialização do MongoDB é gerado um novo <text:span text:style-name="T10">arquivo de log</text:span>. se c<text:span text:style-name="T15">o</text:span>nfigurado para <text:span text:style-name="T10">reopen</text:span> , sera utilizado o mecanismo de SO para a geração de arquivos de log.</text:p>
      <text:p text:style-name="P4"/>
      <text:p text:style-name="P4"><text:span text:style-name="T8">destination</text:span>: se configurado para file os logs serão gerados no arquivo definido em path Se configurado para syslog, os logs serão gerados na saída padrão do Sistema Operacional.</text:p>
      <text:p text:style-name="P4"/>
      <text:p text:style-name="P5">Configuração processManagement</text:p>
      <text:p text:style-name="P5"/>
      <text:p text:style-name="P5"><text:span text:style-name="T20">fork</text:span> Default false. Habilita (true) o modo Daemon, onde os processos mongod e/ou mongos executam em background.</text:p>
      <text:p text:style-name="P5"/>
      <text:p text:style-name="P5"><text:span text:style-name="T20">PidFilePath</text:span>: local fisico onde o arquivo de pid será armazenado.</text:p>
      <text:p text:style-name="P5"/>
      <text:p text:style-name="P5"><text:span text:style-name="T20">Port</text:span>: Default 27017. Porta de interface de rede TCP/IP onde se conecta o mongodb.</text:p>
      <text:p text:style-name="P5"/>
      <text:p text:style-name="P5"><text:span text:style-name="T10">Configuração do Storage</text:span>.</text:p>
      <text:p text:style-name="P5">DbPath Default <text:span text:style-name="T2">/data/db</text:span> Pasta onde o mongodb está armazenando os Dados.</text:p>
      <text:p text:style-name="P5"><text:soft-page-break/><text:span text:style-name="T20">Journal.enabled</text:span>: Default True (64bits false 32Bits. Habilita a utilização do sistema de journaling do sistema de arquivos do SO. Isso permite que caso de falhas os arquivos permaneçam validos consistentes e recuperáveis.</text:p>
      <text:p text:style-name="P5"/>
      <text:p text:style-name="P5"><text:span text:style-name="T20">Log</text:span> : é o arquivo de log geralmente é localizado na pasta <text:span text:style-name="T3">var</text:span><text:span text:style-name="T5">/mongodb/mongod.log</text:span><text:span text:style-name="T13"> é um arquivo que sempre deve ser consultado, para localizar possíveis erros.</text:span></text:p>
      <text:p text:style-name="P5"><text:span text:style-name="T13">Wamings</text:span></text:p>
      <text:p text:style-name="P5"><text:span text:style-name="T13"/></text:p>
      <text:p text:style-name="P6"><text:span text:style-name="T19">Arquivo Pid</text:span><text:span text:style-name="T14">: quando executado em modo Daemon , o Mongod Cria um arquivo geralmente localizado em </text:span><text:span text:style-name="T4">var</text:span><text:span text:style-name="T6">run/mongodb/mongod.pid</text:span><text:span text:style-name="T14"> (dependendo do linux pode mudar de localização contendo o número identificador do processo de SO que foi gerado <text:s/>para o Daemon.</text:span></text:p>
      <text:p text:style-name="P6"><text:span text:style-name="T14"/></text:p>
      <text:p text:style-name="P6"><text:s text:c="2"/></text:p>
      <text:p text:style-name="P5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8:03:52.269159387</meta:creation-date>
    <dc:date>2022-05-11T22:39:43.798253599</dc:date>
    <meta:editing-duration>PT3H44M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422" meta:character-count="2702" meta:non-whitespace-character-count="2309"/>
  </office:meta>
</office:document-meta>
</file>